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[MUY ALTA] - La cadena de Hoteles Node Hoteles Node Hoteles está compuesta por 6 hoteles de 4 Estrellas, cuyo detalle es el siguiente:</text:p>
      <text:p text:style-name="Standard"/>
      <text:p text:style-name="Standard"><text:tab/>[Alta] - HOTEL1: 12 habitaciones individuales y 3<text:s/>habitaciones dobles.</text:p>
      <text:p text:style-name="Standard"><text:tab/>[Media] - HOTEL1: 12 habitaciones individuales y 3 habitaciones dobles.</text:p>
      <text:p text:style-name="Standard"><text:tab/>[Baja] - HOTEL1: 20 habitaciones individuales y 3 habitaciones dobles.</text:p>
      <text:p text:style-name="Standard"><text:tab/>[Baja] - HOTEL1: 20 habitaciones individuales y 6 habitaciones dobles.</text:p>
      <text:p text:style-name="Standard"><text:tab/>[Baja] - HOTEL1:<text:s/>20 habitaciones individuales y 6 habitaciones dobles.</text:p>
      <text:p text:style-name="Standard"><text:tab/>[Baja] - HOTEL1: 40 habitaciones individuales y 6 habitaciones dobles.</text:p>
      <text:p text:style-name="Standard"/>
      <text:p text:style-name="Standard">[Alta] - El precio de cada habitación individual / noche son 50 euros en TEMPORADA BAJA.</text:p>
      <text:p text:style-name="Standard">[Alta] - El precio de cada habitación doble / noche son 80 euros en TEMPORADA BAJA.</text:p>
      <text:p text:style-name="Standard">[Medio] - El precio de cada habitación individual / noche son 100 euros en TEMPORADA ALTA.</text:p>
      <text:p text:style-name="Standard">[Medio] - El precio de cada habitación doble / noche son 160 euros en TEMPORADA ALTA.</text:p>
      <text:p text:style-name="Standard">[Alta] - La temporada Baja es del 01/10 al 30/04.</text:p>
      <text:p text:style-name="Standard">[Medio] - La temporada Alta es del 01/05 al 30/09.</text:p>
      <text:p text:style-name="Standard"/>
      <text:p text:style-name="Standard">[Muy baja] Cada hotel dispone de los siguientes servicios adicionales:</text:p>
      <text:p text:style-name="Standard"/>
      <text:p text:style-name="Standard"><text:tab/>- Desayuno: 30 euros.</text:p>
      <text:p text:style-name="Standard"><text:tab/>- Media Pensión: 30 euros.</text:p>
      <text:p text:style-name="Standard"><text:tab/>- Pensión Completa: 30 euros.</text:p>
      <text:p text:style-name="Standard"><text:tab/>- Lavandería: 30 euros.</text:p>
      <text:p text:style-name="Standard"><text:tab/>- Alquiler de Coches: 30 euros.</text:p>
      <text:p text:style-name="Standard"><text:tab/>- Parking Gratuito: 30 euros.</text:p>
      <text:p text:style-name="Standard"/>
      <text:p text:style-name="Standard">[Alta] - Las reservas pueden tener cancelaciones (Sólo las puede hacer el administrador, no el usuario).</text:p>
      <text:p text:style-name="Standard">[Media] - Las reservas pueden tener modificaciones (Sólo las puede hacer el administrador, no el<text:s/>usuario).</text:p>
      <text:p text:style-name="Standard"/>
      <text:p text:style-name="Standard">[Alta] - Las modificaciones y cancelaciones se podrán realizar mediante un chat (que sólo estará disponible si el administrador está disponible - conectado -)</text:p>
      <text:p text:style-name="Standard">[Alta] - Sólo habrá un administrador por hotel.</text:p>
      <text:p text:style-name="Standard"/>
      <text:p text:style-name="Standard">[Muy baja] <text:s/>Tras la reserva, se envía un mail con la reserva.</text:p>
      <text:p text:style-name="Standard"/>
      <text:p text:style-name="Standard">[Baja] - Una misma reserva puede estar compuesta por una o varias habitaciones.</text:p>
      <text:p text:style-name="Standard"/>
      <text:p text:style-name="Standard">La reserva se ha de poder elegir:</text:p>
      <text:p text:style-name="Standard"><text:tab/>[Alta] - Seleccionando un hotel y que muestre las fechas disponibles.</text:p>
      <text:p text:style-name="Standard"><text:tab/>[Baja] - Seleccionando una fecha y mostrando qué hoteles hay disponibles.</text:p>
      <text:p text:style-name="Standard"/>
      <text:p text:style-name="Standard">[Baja] - A la hora de presentar información del hotel, hay que presentar un mapa, foto y descripción del mism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uario</meta:initial-creator>
    <dc:creator>usuario</dc:creator>
    <meta:creation-date>2017-01-18T20:44:00Z</meta:creation-date>
    <dc:date>2017-02-07T23:25:00Z</dc:date>
    <meta:template xlink:href="Normal.dotm" xlink:type="simple"/>
    <meta:editing-cycles>1</meta:editing-cycles>
    <meta:editing-duration>PT0S</meta:editing-duration>
    <meta:document-statistic meta:page-count="1" meta:paragraph-count="4" meta:word-count="290" meta:character-count="2120" meta:row-count="15" meta:non-whitespace-character-count="1834"/>
  </office:meta>
</office:document-meta>
</file>